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0.5016in"/>
    </style:style>
    <style:style style:name="co2" style:family="table-column">
      <style:table-column-properties fo:break-before="auto" style:column-width="0.5882in"/>
    </style:style>
    <style:style style:name="co3" style:family="table-column">
      <style:table-column-properties fo:break-before="auto" style:column-width="0.8161in"/>
    </style:style>
    <style:style style:name="co4" style:family="table-column">
      <style:table-column-properties fo:break-before="auto" style:column-width="0.6209in"/>
    </style:style>
    <style:style style:name="co5" style:family="table-column">
      <style:table-column-properties fo:break-before="auto" style:column-width="0.6528in"/>
    </style:style>
    <style:style style:name="co6" style:family="table-column">
      <style:table-column-properties fo:break-before="auto" style:column-width="0.6311in"/>
    </style:style>
    <style:style style:name="co7" style:family="table-column">
      <style:table-column-properties fo:break-before="auto" style:column-width="0.9673in"/>
    </style:style>
    <style:style style:name="co8" style:family="table-column">
      <style:table-column-properties fo:break-before="auto" style:column-width="0.5555in"/>
    </style:style>
    <style:style style:name="co9" style:family="table-column">
      <style:table-column-properties fo:break-before="auto" style:column-width="0.8374in"/>
    </style:style>
    <style:style style:name="co10" style:family="table-column">
      <style:table-column-properties fo:break-before="auto" style:column-width="0.6752in"/>
    </style:style>
    <style:style style:name="co11" style:family="table-column">
      <style:table-column-properties fo:break-before="auto" style:column-width="0.5772in"/>
    </style:style>
    <style:style style:name="co12" style:family="table-column">
      <style:table-column-properties fo:break-before="auto" style:column-width="0.7618in"/>
    </style:style>
    <style:style style:name="co13" style:family="table-column">
      <style:table-column-properties fo:break-before="auto" style:column-width="0.7508in"/>
    </style:style>
    <style:style style:name="co14" style:family="table-column">
      <style:table-column-properties fo:break-before="auto" style:column-width="0.6638in"/>
    </style:style>
    <style:style style:name="co15" style:family="table-column">
      <style:table-column-properties fo:break-before="auto" style:column-width="0.772in"/>
    </style:style>
    <style:style style:name="co16" style:family="table-column">
      <style:table-column-properties fo:break-before="auto" style:column-width="0.6854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7" table:default-cell-style-name="ce2"/>
        <table:table-column table:style-name="co17" table:number-columns-repeated="4" table:default-cell-style-name="Default"/>
        <table:table-row table:style-name="ro1">
          <table:table-cell office:value-type="string">
            <text:p>key</text:p>
          </table:table-cell>
          <table:table-cell office:value-type="string">
            <text:p>English</text:p>
          </table:table-cell>
          <table:table-cell office:value-type="string">
            <text:p>Finnish</text:p>
          </table:table-cell>
          <table:table-cell office:value-type="string">
            <text:p>German</text:p>
          </table:table-cell>
          <table:table-cell office:value-type="string">
            <text:p>Swedish</text:p>
          </table:table-cell>
          <table:table-cell office:value-type="string">
            <text:p>Spanish</text:p>
          </table:table-cell>
          <table:table-cell office:value-type="string">
            <text:p>Latin</text:p>
          </table:table-cell>
          <table:table-cell office:value-type="string">
            <text:p>Chinese</text:p>
          </table:table-cell>
          <table:table-cell office:value-type="string">
            <text:p>Russian</text:p>
          </table:table-cell>
          <table:table-cell office:value-type="string">
            <text:p>Russian_latin</text:p>
          </table:table-cell>
          <table:table-cell office:value-type="string">
            <text:p>French</text:p>
          </table:table-cell>
          <table:table-cell office:value-type="string">
            <text:p>Italian</text:p>
          </table:table-cell>
          <table:table-cell office:value-type="string">
            <text:p>Portuguese</text:p>
          </table:table-cell>
          <table:table-cell office:value-type="string">
            <text:p>Estonian</text:p>
          </table:table-cell>
          <table:table-cell office:value-type="string">
            <text:p>Latvian</text:p>
          </table:table-cell>
          <table:table-cell office:value-type="string">
            <text:p>Lithuanian</text:p>
          </table:table-cell>
          <table:table-cell office:value-type="string">
            <text:p>Romanian</text:p>
          </table:table-cell>
          <table:table-cell office:value-type="string">
            <text:p>Polish</text:p>
          </table:table-cell>
          <table:table-cell office:value-type="string">
            <text:p>Danish</text:p>
          </table:table-cell>
          <table:table-cell office:value-type="string">
            <text:p>Norwegian</text:p>
          </table:table-cell>
          <table:table-cell office:value-type="string">
            <text:p>Icelandic</text:p>
          </table:table-cell>
          <table:table-cell office:value-type="string">
            <text:p>Irish</text:p>
          </table:table-cell>
          <table:table-cell office:value-type="string">
            <text:p>Dutch</text:p>
          </table:table-cell>
          <table:table-cell office:value-type="string">
            <text:p>Esperanto</text:p>
          </table:table-cell>
          <table:table-cell office:value-type="string">
            <text:p>Arabic</text:p>
          </table:table-cell>
          <table:table-cell office:value-type="string">
            <text:p>Japanese</text:p>
          </table:table-cell>
          <table:table-cell office:value-type="string">
            <text:p>Korean</text:p>
          </table:table-cell>
          <table:table-cell office:value-type="string">
            <text:p>Swahili</text:p>
          </table:table-cell>
          <table:table-cell office:value-type="string">
            <text:p>Sami</text:p>
          </table:table-cell>
        </table:table-row>
        <table:table-row table:style-name="ro2">
          <table:table-cell table:number-columns-repeated="2" office:value-type="string">
            <text:p>one</text:p>
          </table:table-cell>
          <table:table-cell office:value-type="string">
            <text:p>yksi</text:p>
          </table:table-cell>
          <table:table-cell office:value-type="string">
            <text:p>eins</text:p>
          </table:table-cell>
          <table:table-cell office:value-type="string">
            <text:p>ett</text:p>
          </table:table-cell>
          <table:table-cell office:value-type="string">
            <text:p>uno</text:p>
          </table:table-cell>
          <table:table-cell office:value-type="string">
            <text:p>unus</text:p>
          </table:table-cell>
          <table:table-cell office:value-type="string">
            <text:p>一</text:p>
          </table:table-cell>
          <table:table-cell office:value-type="string">
            <text:p>один</text:p>
          </table:table-cell>
          <table:table-cell office:value-type="string">
            <text:p>odin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m</text:p>
          </table:table-cell>
          <table:table-cell office:value-type="string">
            <text:p>üks</text:p>
          </table:table-cell>
          <table:table-cell office:value-type="string">
            <text:p>viens</text:p>
          </table:table-cell>
          <table:table-cell office:value-type="string">
            <text:p>vienas</text:p>
          </table:table-cell>
          <table:table-cell office:value-type="string">
            <text:p>unu</text:p>
          </table:table-cell>
          <table:table-cell office:value-type="string">
            <text:p>jeden</text:p>
          </table:table-cell>
          <table:table-cell office:value-type="string">
            <text:p>en</text:p>
          </table:table-cell>
          <table:table-cell office:value-type="string">
            <text:p>Én</text:p>
          </table:table-cell>
          <table:table-cell office:value-type="string">
            <text:p>einn</text:p>
          </table:table-cell>
          <table:table-cell office:value-type="string">
            <text:p>aon</text:p>
          </table:table-cell>
          <table:table-cell office:value-type="string">
            <text:p>een</text:p>
          </table:table-cell>
          <table:table-cell table:style-name="ce1" office:value-type="string">
            <text:p>unu</text:p>
          </table:table-cell>
          <table:table-cell office:value-type="string">
            <text:p>wahid</text:p>
          </table:table-cell>
          <table:table-cell office:value-type="string">
            <text:p>iti</text:p>
          </table:table-cell>
          <table:table-cell office:value-type="string">
            <text:p>hana</text:p>
          </table:table-cell>
          <table:table-cell office:value-type="string">
            <text:p>moja</text:p>
          </table:table-cell>
          <table:table-cell office:value-type="string">
            <text:p>okta</text:p>
          </table:table-cell>
        </table:table-row>
        <table:table-row table:style-name="ro2">
          <table:table-cell table:number-columns-repeated="2" office:value-type="string">
            <text:p>two</text:p>
          </table:table-cell>
          <table:table-cell office:value-type="string">
            <text:p>kaksi</text:p>
          </table:table-cell>
          <table:table-cell office:value-type="string">
            <text:p>zwei</text:p>
          </table:table-cell>
          <table:table-cell office:value-type="string">
            <text:p>två</text:p>
          </table:table-cell>
          <table:table-cell office:value-type="string">
            <text:p>dos</text:p>
          </table:table-cell>
          <table:table-cell office:value-type="string">
            <text:p>duo</text:p>
          </table:table-cell>
          <table:table-cell office:value-type="string">
            <text:p>二</text:p>
          </table:table-cell>
          <table:table-cell office:value-type="string">
            <text:p>два</text:p>
          </table:table-cell>
          <table:table-cell office:value-type="string">
            <text:p>dva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ois</text:p>
          </table:table-cell>
          <table:table-cell office:value-type="string">
            <text:p>kaks</text:p>
          </table:table-cell>
          <table:table-cell office:value-type="string">
            <text:p>divi</text:p>
          </table:table-cell>
          <table:table-cell office:value-type="string">
            <text:p>du</text:p>
          </table:table-cell>
          <table:table-cell office:value-type="string">
            <text:p>doi</text:p>
          </table:table-cell>
          <table:table-cell office:value-type="string">
            <text:p>dwa</text:p>
          </table:table-cell>
          <table:table-cell office:value-type="string">
            <text:p>to</text:p>
          </table:table-cell>
          <table:table-cell office:value-type="string">
            <text:p>To</text:p>
          </table:table-cell>
          <table:table-cell office:value-type="string">
            <text:p>tveir</text:p>
          </table:table-cell>
          <table:table-cell office:value-type="string">
            <text:p>dó</text:p>
          </table:table-cell>
          <table:table-cell office:value-type="string">
            <text:p>twee</text:p>
          </table:table-cell>
          <table:table-cell table:style-name="ce1" office:value-type="string">
            <text:p>du</text:p>
          </table:table-cell>
          <table:table-cell table:style-name="ce3" office:value-type="string">
            <text:p>ithinin</text:p>
          </table:table-cell>
          <table:table-cell office:value-type="string">
            <text:p>ni</text:p>
          </table:table-cell>
          <table:table-cell office:value-type="string">
            <text:p>dul</text:p>
          </table:table-cell>
          <table:table-cell office:value-type="string">
            <text:p>mbili</text:p>
          </table:table-cell>
          <table:table-cell office:value-type="string">
            <text:p>guokte</text:p>
          </table:table-cell>
        </table:table-row>
        <table:table-row table:style-name="ro2">
          <table:table-cell table:number-columns-repeated="2" office:value-type="string">
            <text:p>three</text:p>
          </table:table-cell>
          <table:table-cell office:value-type="string">
            <text:p>kolme</text:p>
          </table:table-cell>
          <table:table-cell office:value-type="string">
            <text:p>drei</text:p>
          </table:table-cell>
          <table:table-cell office:value-type="string">
            <text:p>tre</text:p>
          </table:table-cell>
          <table:table-cell table:number-columns-repeated="2" office:value-type="string">
            <text:p>tres</text:p>
          </table:table-cell>
          <table:table-cell office:value-type="string">
            <text:p>三</text:p>
          </table:table-cell>
          <table:table-cell office:value-type="string">
            <text:p>три</text:p>
          </table:table-cell>
          <table:table-cell office:value-type="string">
            <text:p>tri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ês</text:p>
          </table:table-cell>
          <table:table-cell office:value-type="string">
            <text:p>kolm</text:p>
          </table:table-cell>
          <table:table-cell office:value-type="string">
            <text:p>Trīs</text:p>
          </table:table-cell>
          <table:table-cell office:value-type="string">
            <text:p>trys</text:p>
          </table:table-cell>
          <table:table-cell office:value-type="string">
            <text:p>trei</text:p>
          </table:table-cell>
          <table:table-cell office:value-type="string">
            <text:p>trzy</text:p>
          </table:table-cell>
          <table:table-cell office:value-type="string">
            <text:p>tre</text:p>
          </table:table-cell>
          <table:table-cell office:value-type="string">
            <text:p>Tre</text:p>
          </table:table-cell>
          <table:table-cell office:value-type="string">
            <text:p>Þrír</text:p>
          </table:table-cell>
          <table:table-cell office:value-type="string">
            <text:p>trí</text:p>
          </table:table-cell>
          <table:table-cell office:value-type="string">
            <text:p>drie</text:p>
          </table:table-cell>
          <table:table-cell table:style-name="ce1" office:value-type="string">
            <text:p>tri</text:p>
          </table:table-cell>
          <table:table-cell table:style-name="ce3" office:value-type="string">
            <text:p>thalatha</text:p>
          </table:table-cell>
          <table:table-cell office:value-type="string">
            <text:p>san</text:p>
          </table:table-cell>
          <table:table-cell office:value-type="string">
            <text:p>set</text:p>
          </table:table-cell>
          <table:table-cell office:value-type="string">
            <text:p>tatu</text:p>
          </table:table-cell>
          <table:table-cell office:value-type="string">
            <text:p>golbma</text:p>
          </table:table-cell>
        </table:table-row>
        <table:table-row table:style-name="ro2">
          <table:table-cell table:number-columns-repeated="2" office:value-type="string">
            <text:p>four</text:p>
          </table:table-cell>
          <table:table-cell office:value-type="string">
            <text:p>neljä</text:p>
          </table:table-cell>
          <table:table-cell office:value-type="string">
            <text:p>vier</text:p>
          </table:table-cell>
          <table:table-cell office:value-type="string">
            <text:p>fyra</text:p>
          </table:table-cell>
          <table:table-cell office:value-type="string">
            <text:p>cuatro</text:p>
          </table:table-cell>
          <table:table-cell office:value-type="string">
            <text:p>quattuor</text:p>
          </table:table-cell>
          <table:table-cell office:value-type="string">
            <text:p>四</text:p>
          </table:table-cell>
          <table:table-cell office:value-type="string">
            <text:p>четыре</text:p>
          </table:table-cell>
          <table:table-cell office:value-type="string">
            <text:p>chetyre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ro</text:p>
          </table:table-cell>
          <table:table-cell office:value-type="string">
            <text:p>neli</text:p>
          </table:table-cell>
          <table:table-cell office:value-type="string">
            <text:p>Četri</text:p>
          </table:table-cell>
          <table:table-cell office:value-type="string">
            <text:p>keturi</text:p>
          </table:table-cell>
          <table:table-cell office:value-type="string">
            <text:p>patru</text:p>
          </table:table-cell>
          <table:table-cell office:value-type="string">
            <text:p>cztery</text:p>
          </table:table-cell>
          <table:table-cell table:number-columns-repeated="2" office:value-type="string">
            <text:p>fire</text:p>
          </table:table-cell>
          <table:table-cell office:value-type="string">
            <text:p>Fjórir</text:p>
          </table:table-cell>
          <table:table-cell office:value-type="string">
            <text:p>ceathar</text:p>
          </table:table-cell>
          <table:table-cell office:value-type="string">
            <text:p>vier</text:p>
          </table:table-cell>
          <table:table-cell table:style-name="ce1" office:value-type="string">
            <text:p>kvar</text:p>
          </table:table-cell>
          <table:table-cell table:style-name="ce3" office:value-type="string">
            <text:p>arba'a</text:p>
          </table:table-cell>
          <table:table-cell office:value-type="string">
            <text:p>si</text:p>
          </table:table-cell>
          <table:table-cell office:value-type="string">
            <text:p>net</text:p>
          </table:table-cell>
          <table:table-cell office:value-type="string">
            <text:p>nne</text:p>
          </table:table-cell>
          <table:table-cell office:value-type="string">
            <text:p>njeallje</text:p>
          </table:table-cell>
        </table:table-row>
        <table:table-row table:style-name="ro2">
          <table:table-cell table:number-columns-repeated="2" office:value-type="string">
            <text:p>five</text:p>
          </table:table-cell>
          <table:table-cell office:value-type="string">
            <text:p>viisi</text:p>
          </table:table-cell>
          <table:table-cell office:value-type="string">
            <text:p>fünf</text:p>
          </table:table-cell>
          <table:table-cell office:value-type="string">
            <text:p>fem</text:p>
          </table:table-cell>
          <table:table-cell office:value-type="string">
            <text:p>cinco</text:p>
          </table:table-cell>
          <table:table-cell office:value-type="string">
            <text:p>quinque</text:p>
          </table:table-cell>
          <table:table-cell office:value-type="string">
            <text:p>五</text:p>
          </table:table-cell>
          <table:table-cell office:value-type="string">
            <text:p>пять</text:p>
          </table:table-cell>
          <table:table-cell office:value-type="string">
            <text:p>pyat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cinco</text:p>
          </table:table-cell>
          <table:table-cell office:value-type="string">
            <text:p>viis</text:p>
          </table:table-cell>
          <table:table-cell office:value-type="string">
            <text:p>Pieci</text:p>
          </table:table-cell>
          <table:table-cell office:value-type="string">
            <text:p>penki</text:p>
          </table:table-cell>
          <table:table-cell office:value-type="string">
            <text:p>cinci</text:p>
          </table:table-cell>
          <table:table-cell office:value-type="string">
            <text:p>pięć</text:p>
          </table:table-cell>
          <table:table-cell table:number-columns-repeated="2" office:value-type="string">
            <text:p>fem</text:p>
          </table:table-cell>
          <table:table-cell office:value-type="string">
            <text:p>Fimm</text:p>
          </table:table-cell>
          <table:table-cell office:value-type="string">
            <text:p>cúig</text:p>
          </table:table-cell>
          <table:table-cell office:value-type="string">
            <text:p>vijf</text:p>
          </table:table-cell>
          <table:table-cell table:style-name="ce1" office:value-type="string">
            <text:p>kvin</text:p>
          </table:table-cell>
          <table:table-cell table:style-name="ce3" office:value-type="string">
            <text:p>khamsa</text:p>
          </table:table-cell>
          <table:table-cell office:value-type="string">
            <text:p>go</text:p>
          </table:table-cell>
          <table:table-cell office:value-type="string">
            <text:p>daseot</text:p>
          </table:table-cell>
          <table:table-cell office:value-type="string">
            <text:p>tano</text:p>
          </table:table-cell>
          <table:table-cell office:value-type="string">
            <text:p>vihtta</text:p>
          </table:table-cell>
        </table:table-row>
        <table:table-row table:style-name="ro2">
          <table:table-cell table:number-columns-repeated="2" office:value-type="string">
            <text:p>six</text:p>
          </table:table-cell>
          <table:table-cell office:value-type="string">
            <text:p>kuusi</text:p>
          </table:table-cell>
          <table:table-cell office:value-type="string">
            <text:p>sechs</text:p>
          </table:table-cell>
          <table:table-cell office:value-type="string">
            <text:p>sex</text:p>
          </table:table-cell>
          <table:table-cell office:value-type="string">
            <text:p>seis</text:p>
          </table:table-cell>
          <table:table-cell office:value-type="string">
            <text:p>sex</text:p>
          </table:table-cell>
          <table:table-cell office:value-type="string">
            <text:p>六</text:p>
          </table:table-cell>
          <table:table-cell office:value-type="string">
            <text:p>шесть</text:p>
          </table:table-cell>
          <table:table-cell office:value-type="string">
            <text:p>shest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is</text:p>
          </table:table-cell>
          <table:table-cell office:value-type="string">
            <text:p>kuus</text:p>
          </table:table-cell>
          <table:table-cell office:value-type="string">
            <text:p>Seši</text:p>
          </table:table-cell>
          <table:table-cell office:value-type="string">
            <text:p>šeši</text:p>
          </table:table-cell>
          <table:table-cell office:value-type="string">
            <text:p>sase</text:p>
          </table:table-cell>
          <table:table-cell office:value-type="string">
            <text:p>sześć</text:p>
          </table:table-cell>
          <table:table-cell table:number-columns-repeated="2" office:value-type="string">
            <text:p>seks</text:p>
          </table:table-cell>
          <table:table-cell office:value-type="string">
            <text:p>Sex</text:p>
          </table:table-cell>
          <table:table-cell office:value-type="string">
            <text:p>sé</text:p>
          </table:table-cell>
          <table:table-cell office:value-type="string">
            <text:p>zes</text:p>
          </table:table-cell>
          <table:table-cell table:style-name="ce1" office:value-type="string">
            <text:p>ses</text:p>
          </table:table-cell>
          <table:table-cell table:style-name="ce3" office:value-type="string">
            <text:p>sita</text:p>
          </table:table-cell>
          <table:table-cell office:value-type="string">
            <text:p>roku</text:p>
          </table:table-cell>
          <table:table-cell office:value-type="string">
            <text:p>yeoseot</text:p>
          </table:table-cell>
          <table:table-cell office:value-type="string">
            <text:p>sita</text:p>
          </table:table-cell>
          <table:table-cell office:value-type="string">
            <text:p>guhtta</text:p>
          </table:table-cell>
        </table:table-row>
        <table:table-row table:style-name="ro3">
          <table:table-cell table:number-columns-repeated="2" office:value-type="string">
            <text:p>seven</text:p>
          </table:table-cell>
          <table:table-cell office:value-type="string">
            <text:p>seitsemän</text:p>
          </table:table-cell>
          <table:table-cell office:value-type="string">
            <text:p>sieben</text:p>
          </table:table-cell>
          <table:table-cell office:value-type="string">
            <text:p>sju</text:p>
          </table:table-cell>
          <table:table-cell office:value-type="string">
            <text:p>siete</text:p>
          </table:table-cell>
          <table:table-cell office:value-type="string">
            <text:p>septem</text:p>
          </table:table-cell>
          <table:table-cell office:value-type="string">
            <text:p>七</text:p>
          </table:table-cell>
          <table:table-cell office:value-type="string">
            <text:p>семь</text:p>
          </table:table-cell>
          <table:table-cell office:value-type="string">
            <text:p>sem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te</text:p>
          </table:table-cell>
          <table:table-cell office:value-type="string">
            <text:p>seitse</text:p>
          </table:table-cell>
          <table:table-cell office:value-type="string">
            <text:p>Septiņi</text:p>
          </table:table-cell>
          <table:table-cell office:value-type="string">
            <text:p>septyni</text:p>
          </table:table-cell>
          <table:table-cell office:value-type="string">
            <text:p>sapte</text:p>
          </table:table-cell>
          <table:table-cell office:value-type="string">
            <text:p>siedem</text:p>
          </table:table-cell>
          <table:table-cell table:number-columns-repeated="2" office:value-type="string">
            <text:p>syv</text:p>
          </table:table-cell>
          <table:table-cell office:value-type="string">
            <text:p>Sjö</text:p>
          </table:table-cell>
          <table:table-cell office:value-type="string">
            <text:p>seacht</text:p>
          </table:table-cell>
          <table:table-cell office:value-type="string">
            <text:p>zeven</text:p>
          </table:table-cell>
          <table:table-cell table:style-name="ce1" office:value-type="string">
            <text:p>sep</text:p>
          </table:table-cell>
          <table:table-cell table:style-name="ce3" office:value-type="string">
            <text:p>saba'a</text:p>
          </table:table-cell>
          <table:table-cell office:value-type="string">
            <text:p>siti</text:p>
          </table:table-cell>
          <table:table-cell office:value-type="string">
            <text:p>ilgop</text:p>
          </table:table-cell>
          <table:table-cell office:value-type="string">
            <text:p>saba</text:p>
          </table:table-cell>
          <table:table-cell table:style-name="ce1" office:value-type="string">
            <text:p>čieža</text:p>
          </table:table-cell>
        </table:table-row>
        <table:table-row table:style-name="ro2">
          <table:table-cell table:number-columns-repeated="2" office:value-type="string">
            <text:p>eight</text:p>
          </table:table-cell>
          <table:table-cell office:value-type="string">
            <text:p>kahdeksan</text:p>
          </table:table-cell>
          <table:table-cell office:value-type="string">
            <text:p>acht</text:p>
          </table:table-cell>
          <table:table-cell office:value-type="string">
            <text:p>åtta</text:p>
          </table:table-cell>
          <table:table-cell office:value-type="string">
            <text:p>ocho</text:p>
          </table:table-cell>
          <table:table-cell office:value-type="string">
            <text:p>octo</text:p>
          </table:table-cell>
          <table:table-cell office:value-type="string">
            <text:p>八</text:p>
          </table:table-cell>
          <table:table-cell office:value-type="string">
            <text:p>восемь</text:p>
          </table:table-cell>
          <table:table-cell office:value-type="string">
            <text:p>vosem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ito</text:p>
          </table:table-cell>
          <table:table-cell office:value-type="string">
            <text:p>kaheksa</text:p>
          </table:table-cell>
          <table:table-cell office:value-type="string">
            <text:p>Astoņi</text:p>
          </table:table-cell>
          <table:table-cell office:value-type="string">
            <text:p>aštuoni </text:p>
          </table:table-cell>
          <table:table-cell office:value-type="string">
            <text:p>opt</text:p>
          </table:table-cell>
          <table:table-cell office:value-type="string">
            <text:p>osiem</text:p>
          </table:table-cell>
          <table:table-cell office:value-type="string">
            <text:p>otte</text:p>
          </table:table-cell>
          <table:table-cell office:value-type="string">
            <text:p>åtte</text:p>
          </table:table-cell>
          <table:table-cell office:value-type="string">
            <text:p>Átta</text:p>
          </table:table-cell>
          <table:table-cell office:value-type="string">
            <text:p>ocht</text:p>
          </table:table-cell>
          <table:table-cell office:value-type="string">
            <text:p>acht</text:p>
          </table:table-cell>
          <table:table-cell table:style-name="ce1" office:value-type="string">
            <text:p>ok</text:p>
          </table:table-cell>
          <table:table-cell table:style-name="ce3" office:value-type="string">
            <text:p>thamania</text:p>
          </table:table-cell>
          <table:table-cell office:value-type="string">
            <text:p>hati</text:p>
          </table:table-cell>
          <table:table-cell office:value-type="string">
            <text:p>yeodeol</text:p>
          </table:table-cell>
          <table:table-cell office:value-type="string">
            <text:p>nane</text:p>
          </table:table-cell>
          <table:table-cell table:style-name="ce1" office:value-type="string">
            <text:p>gávcci</text:p>
          </table:table-cell>
        </table:table-row>
        <table:table-row table:style-name="ro3">
          <table:table-cell table:number-columns-repeated="2" office:value-type="string">
            <text:p>nine</text:p>
          </table:table-cell>
          <table:table-cell office:value-type="string">
            <text:p>yhdeksän</text:p>
          </table:table-cell>
          <table:table-cell office:value-type="string">
            <text:p>neun</text:p>
          </table:table-cell>
          <table:table-cell office:value-type="string">
            <text:p>nio</text:p>
          </table:table-cell>
          <table:table-cell office:value-type="string">
            <text:p>nueve</text:p>
          </table:table-cell>
          <table:table-cell office:value-type="string">
            <text:p>novem</text:p>
          </table:table-cell>
          <table:table-cell office:value-type="string">
            <text:p>九</text:p>
          </table:table-cell>
          <table:table-cell office:value-type="string">
            <text:p>девять</text:p>
          </table:table-cell>
          <table:table-cell office:value-type="string">
            <text:p>devyat</text:p>
          </table:table-cell>
          <table:table-cell office:value-type="string">
            <text:p>neuf</text:p>
          </table:table-cell>
          <table:table-cell table:number-columns-repeated="2" office:value-type="string">
            <text:p>nove</text:p>
          </table:table-cell>
          <table:table-cell office:value-type="string">
            <text:p>üheksa</text:p>
          </table:table-cell>
          <table:table-cell office:value-type="string">
            <text:p>Deviņi</text:p>
          </table:table-cell>
          <table:table-cell office:value-type="string">
            <text:p>devyni </text:p>
          </table:table-cell>
          <table:table-cell office:value-type="string">
            <text:p>noua</text:p>
          </table:table-cell>
          <table:table-cell office:value-type="string">
            <text:p>dziewięć</text:p>
          </table:table-cell>
          <table:table-cell table:number-columns-repeated="2" office:value-type="string">
            <text:p>ni</text:p>
          </table:table-cell>
          <table:table-cell office:value-type="string">
            <text:p>Níu</text:p>
          </table:table-cell>
          <table:table-cell office:value-type="string">
            <text:p>naoi</text:p>
          </table:table-cell>
          <table:table-cell office:value-type="string">
            <text:p>negen</text:p>
          </table:table-cell>
          <table:table-cell table:style-name="ce1" office:value-type="string">
            <text:p>nau</text:p>
          </table:table-cell>
          <table:table-cell table:style-name="ce3" office:value-type="string">
            <text:p>tisa'a</text:p>
          </table:table-cell>
          <table:table-cell office:value-type="string">
            <text:p>ku</text:p>
          </table:table-cell>
          <table:table-cell office:value-type="string">
            <text:p>ahop</text:p>
          </table:table-cell>
          <table:table-cell office:value-type="string">
            <text:p>tisa</text:p>
          </table:table-cell>
          <table:table-cell table:style-name="ce1" office:value-type="string">
            <text:p>ovcci</text:p>
          </table:table-cell>
        </table:table-row>
        <table:table-row table:style-name="ro2">
          <table:table-cell table:number-columns-repeated="2" office:value-type="string">
            <text:p>ten</text:p>
          </table:table-cell>
          <table:table-cell office:value-type="string">
            <text:p>kymmenen</text:p>
          </table:table-cell>
          <table:table-cell office:value-type="string">
            <text:p>zehn</text:p>
          </table:table-cell>
          <table:table-cell office:value-type="string">
            <text:p>tio</text:p>
          </table:table-cell>
          <table:table-cell office:value-type="string">
            <text:p>diez</text:p>
          </table:table-cell>
          <table:table-cell office:value-type="string">
            <text:p>decem</text:p>
          </table:table-cell>
          <table:table-cell office:value-type="string">
            <text:p>十</text:p>
          </table:table-cell>
          <table:table-cell office:value-type="string">
            <text:p>десять</text:p>
          </table:table-cell>
          <table:table-cell office:value-type="string">
            <text:p>seyat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z</text:p>
          </table:table-cell>
          <table:table-cell office:value-type="string">
            <text:p>kümme</text:p>
          </table:table-cell>
          <table:table-cell office:value-type="string">
            <text:p>Desmit</text:p>
          </table:table-cell>
          <table:table-cell office:value-type="string">
            <text:p>dešimt</text:p>
          </table:table-cell>
          <table:table-cell office:value-type="string">
            <text:p>zece</text:p>
          </table:table-cell>
          <table:table-cell office:value-type="string">
            <text:p>dziesięć</text:p>
          </table:table-cell>
          <table:table-cell table:number-columns-repeated="2" office:value-type="string">
            <text:p>ti</text:p>
          </table:table-cell>
          <table:table-cell office:value-type="string">
            <text:p>Tíu</text:p>
          </table:table-cell>
          <table:table-cell office:value-type="string">
            <text:p>deich</text:p>
          </table:table-cell>
          <table:table-cell office:value-type="string">
            <text:p>tien</text:p>
          </table:table-cell>
          <table:table-cell table:style-name="ce1" office:value-type="string">
            <text:p>dek</text:p>
          </table:table-cell>
          <table:table-cell table:style-name="ce3" office:value-type="string">
            <text:p>ashara</text:p>
          </table:table-cell>
          <table:table-cell office:value-type="string">
            <text:p>zyuu</text:p>
          </table:table-cell>
          <table:table-cell office:value-type="string">
            <text:p>yeol</text:p>
          </table:table-cell>
          <table:table-cell office:value-type="string">
            <text:p>kumi</text:p>
          </table:table-cell>
          <table:table-cell office:value-type="string">
            <text:p>logi</text:p>
          </table:table-cell>
        </table:table-row>
        <table:table-row table:style-name="ro2">
          <table:table-cell table:number-columns-repeated="2" office:value-type="string">
            <text:p>zero</text:p>
          </table:table-cell>
          <table:table-cell office:value-type="string">
            <text:p>nolla</text:p>
          </table:table-cell>
          <table:table-cell office:value-type="string">
            <text:p>null</text:p>
          </table:table-cell>
          <table:table-cell office:value-type="string">
            <text:p>noll</text:p>
          </table:table-cell>
          <table:table-cell office:value-type="string">
            <text:p>cero</text:p>
          </table:table-cell>
          <table:table-cell office:value-type="string">
            <text:p>zerum</text:p>
          </table:table-cell>
          <table:table-cell office:value-type="string">
            <text:p>零</text:p>
          </table:table-cell>
          <table:table-cell office:value-type="string">
            <text:p>ноль</text:p>
          </table:table-cell>
          <table:table-cell office:value-type="string">
            <text:p>nol</text:p>
          </table:table-cell>
          <table:table-cell office:value-type="string">
            <text:p>zéro</text:p>
          </table:table-cell>
          <table:table-cell table:number-columns-repeated="2" office:value-type="string">
            <text:p>zero</text:p>
          </table:table-cell>
          <table:table-cell office:value-type="string">
            <text:p>null</text:p>
          </table:table-cell>
          <table:table-cell office:value-type="string">
            <text:p>nulle</text:p>
          </table:table-cell>
          <table:table-cell office:value-type="string">
            <text:p>nulis</text:p>
          </table:table-cell>
          <table:table-cell table:number-columns-repeated="2" office:value-type="string">
            <text:p>zero</text:p>
          </table:table-cell>
          <table:table-cell office:value-type="string">
            <text:p>nul</text:p>
          </table:table-cell>
          <table:table-cell office:value-type="string">
            <text:p>null</text:p>
          </table:table-cell>
          <table:table-cell office:value-type="string">
            <text:p>núll</text:p>
          </table:table-cell>
          <table:table-cell office:value-type="string">
            <text:p>náid</text:p>
          </table:table-cell>
          <table:table-cell office:value-type="string">
            <text:p>nul</text:p>
          </table:table-cell>
          <table:table-cell table:style-name="ce1" office:value-type="string">
            <text:p>nul</text:p>
          </table:table-cell>
          <table:table-cell table:style-name="ce3" office:value-type="string">
            <text:p>sifer</text:p>
          </table:table-cell>
          <table:table-cell office:value-type="string">
            <text:p>rei</text:p>
          </table:table-cell>
          <table:table-cell office:value-type="string">
            <text:p>yeong</text:p>
          </table:table-cell>
          <table:table-cell office:value-type="string">
            <text:p>sifuri</text:p>
          </table:table-cell>
          <table:table-cell office:value-type="string">
            <text:p>nolla</text:p>
          </table:table-cell>
        </table:table-row>
        <table:table-row table:style-name="ro1">
          <table:table-cell table:number-columns-repeated="24"/>
          <table:table-cell table:style-name="ce3"/>
          <table:table-cell table:style-name="ce1"/>
          <table:table-cell table:number-columns-repeated="3"/>
        </table:table-row>
        <table:table-row table:style-name="ro1" table:number-rows-repeated="65522">
          <table:table-cell table:number-columns-repeated="29"/>
        </table:table-row>
        <table:table-row table:style-name="ro1">
          <table:table-cell table:number-columns-repeated="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5">10/15/2007</text:date>, <text:time>04:5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7-10-15T04:24:02</meta:creation-date>
    <dc:creator>Janne Tuukkanen</dc:creator>
    <dc:date>2007-10-15T04:50:39</dc:date>
    <dc:language>en-US</dc:language>
    <meta:editing-cycles>5</meta:editing-cycles>
    <meta:editing-duration>PT26M43S</meta:editing-duration>
    <meta:user-defined meta:name="Info 1"/>
    <meta:user-defined meta:name="Info 2"/>
    <meta:user-defined meta:name="Info 3"/>
    <meta:user-defined meta:name="Info 4"/>
    <meta:document-statistic meta:table-count="1" meta:cell-count="348"/>
  </office:meta>
</office:document-meta>
</file>